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 fo:line-height="100%"/>
    </style:style>
    <style:style style:name="T2" style:parent-style-name="DefaultParagraphFont" style:family="tex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1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1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1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1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1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1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1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1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18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19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2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21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/>
    </style:style>
    <style:style style:name="P2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23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24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25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26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27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28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29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30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31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P32" style:parent-style-name="Normal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</office:automatic-styles>
  <office:body>
    <office:text text:use-soft-page-breaks="true">
      <text:p text:style-name="P1"><text:span text:style-name="T2">Network config commands:</text:span></text:p>
      <text:p text:style-name="P3"/>
      <text:p text:style-name="P4">ifconfig -a</text:p>
      <text:p text:style-name="P5">sudo ifup ens33 (16.0.4lts does not use the default interface name of eth0)</text:p>
      <text:p text:style-name="P6">sudo ifdown ens33 (puts int into down state)</text:p>
      <text:p text:style-name="P7">use upo and down to flip<text:s/>the int and enable networking and things like DHCP</text:p>
      <text:p text:style-name="P8"/>
      <text:p text:style-name="P9">sudo nano /etc/network/interfaces (enter the below:)</text:p>
      <text:p text:style-name="P10"/>
      <text:p text:style-name="P11">auto ens33</text:p>
      <text:p text:style-name="P12">iface ens33 inet static (for DHCP replace the static word with DHCP)</text:p>
      <text:p text:style-name="P13">address 10.160.101.224</text:p>
      <text:p text:style-name="P14">netmask 255.255.255.0</text:p>
      <text:p text:style-name="P15">gateway 10.160.101.240</text:p>
      <text:p text:style-name="P16">dns-nameserver 8.8.8.8</text:p>
      <text:p text:style-name="P17"/>
      <text:p text:style-name="P18">show the time and date commands enter: date in the terminal &amp; time in the terminal separately.</text:p>
      <text:p text:style-name="P19">NTP Configuration</text:p>
      <text:p text:style-name="P20">ntpdate -s ntp.ubuntu.com</text:p>
      <text:p text:style-name="P21">To change the timezone:</text:p>
      <text:p text:style-name="P22">dpkg-reconfigure tzdata</text:p>
      <text:p text:style-name="P23"/>
      <text:p text:style-name="P24">sudo apt-get update</text:p>
      <text:p text:style-name="HTMLPreformatted">sudo apt-get install<text:s/>openssh-server (Application to SSH to Ubuntu)</text:p>
      <text:p text:style-name="P25">sudo apt-get install python-pexpect(module SSH Automation towards switches)</text:p>
      <text:p text:style-name="P26"/>
      <text:p text:style-name="P27">To execute Python enter, in bash python Scriptname.py (this will execute the script)</text:p>
      <text:p text:style-name="P28"/>
      <text:p text:style-name="P29">To schedule a Python Script to run enter:</text:p>
      <text:p text:style-name="P30"/>
      <text:p text:style-name="P31">crontab -e (enter the below the time below is 13:26 executed every day)</text:p>
      <text:p text:style-name="P32">26 13 * * * python /home/username/testsched.py &gt; /home/username/cronoutlog.log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GB" fo:hyphenate="fals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Cripps adm</meta:initial-creator>
    <dc:creator>PCripps adm</dc:creator>
    <meta:creation-date>2017-03-21T13:34:00Z</meta:creation-date>
    <dc:date>2017-03-21T13:52:00Z</dc:date>
    <meta:template xlink:href="Normal.dotm" xlink:type="simple"/>
    <meta:editing-cycles>2</meta:editing-cycles>
    <meta:editing-duration>PT360S</meta:editing-duration>
    <meta:document-statistic meta:page-count="1" meta:paragraph-count="2" meta:word-count="163" meta:character-count="1094" meta:row-count="7" meta:non-whitespace-character-count="933"/>
  </office:meta>
</office:document-meta>
</file>